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5.56pt"/>
    </style:style>
    <style:style style:name="co7" style:family="table-column">
      <style:table-column-properties fo:break-before="auto" style:column-width="21.34pt"/>
    </style:style>
    <style:style style:name="co8" style:family="table-column">
      <style:table-column-properties fo:break-before="auto" style:column-width="30.95pt"/>
    </style:style>
    <style:style style:name="co9" style:family="table-column">
      <style:table-column-properties fo:break-before="auto" style:column-width="20.24pt"/>
    </style:style>
    <style:style style:name="co10" style:family="table-column">
      <style:table-column-properties fo:break-before="auto" style:column-width="17.86pt"/>
    </style:style>
    <style:style style:name="co11" style:family="table-column">
      <style:table-column-properties fo:break-before="auto" style:column-width="26.76pt"/>
    </style:style>
    <style:style style:name="co12" style:family="table-column">
      <style:table-column-properties fo:break-before="auto" style:column-width="23.19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5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27.35pt"/>
    </style:style>
    <style:style style:name="co18" style:family="table-column">
      <style:table-column-properties fo:break-before="auto" style:column-width="24.41pt"/>
    </style:style>
    <style:style style:name="co19" style:family="table-column">
      <style:table-column-properties fo:break-before="auto" style:column-width="2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  <style:style style:name="ce67" style:family="table-cell" style:parent-style-name="Default">
      <style:table-cell-properties fo:background-color="#d2d02b"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7f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5f9f5f" fo:border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93d9" fo:border="0.06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a80053" fo:border="0.06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807e00" fo:border="0.06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3f0080" fo:border="0.06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8d00" fo:border="0.06pt solid #000000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ff8d00"/>
    </style:style>
    <style:style style:name="ce71" style:family="table-cell" style:parent-style-name="Default">
      <style:table-cell-properties fo:background-color="#ffa6a6" fo:border="0.06pt solid #000000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3f0080"/>
    </style:style>
    <style:style style:name="ce83" style:family="table-cell" style:parent-style-name="Default">
      <style:table-cell-properties fo:background-color="#e6e6fa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d8bfd8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dda0dd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ad7fa8"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f8d00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ackground-color="#ff8d00" fo:border-left="0.06pt solid #000000" fo:border-right="none" fo:border-top="0.06pt solid #000000"/>
    </style:style>
    <style:style style:name="ce92" style:family="table-cell" style:parent-style-name="Default">
      <style:table-cell-properties fo:background-color="#bdb76b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order-bottom="0.06pt solid #000000" fo:background-color="#3f0080" fo:border-left="none" fo:border-right="none" fo:border-top="0.06pt solid #000000"/>
    </style:style>
    <style:style style:name="ce94" style:family="table-cell" style:parent-style-name="Default">
      <style:table-cell-properties fo:background-color="#ffe4b5" style:text-align-source="fix" style:repeat-content="fals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807e00" fo:border-left="none" fo:border-right="none" fo:border-top="0.06pt solid #000000"/>
    </style:style>
    <style:style style:name="ce96" style:family="table-cell" style:parent-style-name="Default">
      <style:table-cell-properties fo:background-color="#ffffe0"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a80053" fo:border-left="none" fo:border-right="none" fo:border-top="0.06pt solid #000000"/>
    </style:style>
    <style:style style:name="ce98" style:family="table-cell" style:parent-style-name="Default">
      <style:table-cell-properties fo:background-color="#db287a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0093d9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00ff7f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ackground-color="#abb400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ackground-color="#abb400" fo:border-left="none" fo:border-right="0.06pt solid #000000" fo:border-top="0.06pt solid #000000"/>
    </style:style>
    <style:style style:name="ce104" style:family="table-cell" style:parent-style-name="Default">
      <style:table-cell-properties fo:background-color="#e6e6fa"/>
    </style:style>
    <style:style style:name="ce105" style:family="table-cell" style:parent-style-name="Default">
      <style:table-cell-properties fo:background-color="#d8bfd8"/>
    </style:style>
    <style:style style:name="ce106" style:family="table-cell" style:parent-style-name="Default">
      <style:table-cell-properties fo:background-color="#dda0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28" table:default-cell-style-name="Default"/>
        <table:table-column table:style-name="co5" table:number-columns-repeated="3" table:default-cell-style-name="Default"/>
        <table:table-column table:style-name="co9" table:number-columns-repeated="2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number-columns-repeated="9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ce62" table:number-columns-repeated="6"/>
          <table:table-cell table:style-name="ce61" table:number-columns-repeated="6"/>
          <table:table-cell table:number-columns-repeated="1011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3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3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3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3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1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15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15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15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15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15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15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15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15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15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9"/>
          <table:table-cell table:style-name="ce82"/>
          <table:table-cell table:number-columns-repeated="12"/>
          <table:table-cell table:style-name="ce87" office:value-type="string" calcext:value-type="string" table:number-columns-spanned="24" table:number-rows-spanned="1">
            <text:p>height * width OF THE OUTPUT</text:p>
          </table:table-cell>
          <table:covered-table-cell table:number-columns-repeated="23"/>
          <table:table-cell/>
          <table:table-cell table:style-name="ce103" office:value-type="string" calcext:value-type="string">
            <text:p>A0</text:p>
          </table:table-cell>
          <table:table-cell table:style-name="ce103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4" office:value-type="string" calcext:value-type="string" table:number-columns-spanned="1" table:number-rows-spanned="2">
            <text:p>m0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50"/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covered-table-cell table:style-name="ce104"/>
          <table:table-cell table:number-columns-repeated="924"/>
        </table:table-row>
        <table:table-row table:style-name="ro1">
          <table:table-cell table:number-columns-repeated="3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5"/>
          <table:table-cell table:style-name="ce88" office:value-type="string" calcext:value-type="string" table:number-columns-spanned="12" table:number-rows-spanned="1">
            <text:p>h1</text:p>
          </table:table-cell>
          <table:covered-table-cell table:number-columns-repeated="11"/>
          <table:table-cell table:style-name="ce98" office:value-type="string" calcext:value-type="string" table:number-columns-spanned="12" table:number-rows-spanned="1">
            <text:p>h0</text:p>
          </table:table-cell>
          <table:covered-table-cell table:number-columns-repeated="11"/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5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 table:style-name="ce84"/>
          <table:table-cell table:style-name="ce92" office:value-type="string" calcext:value-type="string" table:number-columns-spanned="3" table:number-rows-spanned="1">
            <text:p>m2</text:p>
          </table:table-cell>
          <table:covered-table-cell table:number-columns-repeated="2" table:style-name="ce84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 table:style-name="ce84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 table:style-name="ce84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/>
          <table:table-cell table:style-name="ce92" office:value-type="string" calcext:value-type="string" table:number-columns-spanned="3" table:number-rows-spanned="1">
            <text:p>mc2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/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25"/>
          <table:table-cell table:number-columns-spanned="24" table:number-rows-spanned="1"/>
          <table:covered-table-cell table:number-columns-repeated="23"/>
          <table:table-cell/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4" office:value-type="string" calcext:value-type="string" table:number-columns-spanned="1" table:number-rows-spanned="2">
            <text:p>m1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83" office:value-type="string" calcext:value-type="string" table:number-columns-spanned="1" table:number-rows-spanned="3">
            <text:p>mr0</text:p>
          </table:table-cell>
          <table:table-cell office:value-type="string" calcext:value-type="string">
            <text:p>m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2" office:value-type="string" calcext:value-type="string">
            <text:p>A0</text:p>
          </table:table-cell>
          <table:table-cell table:style-name="ce102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/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h1</text:p>
          </table:table-cell>
          <table:table-cell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4"/>
          <table:covered-table-cell table:style-name="ce84"/>
          <table:table-cell office:value-type="string" calcext:value-type="string">
            <text:p>m1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h2</text:p>
          </table:table-cell>
          <table:table-cell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4"/>
          <table:covered-table-cell table:style-name="ce84"/>
          <table:table-cell office:value-type="string" calcext:value-type="string">
            <text:p>m2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h3</text:p>
          </table:table-cell>
          <table:table-cell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6"/>
          <table:table-cell table:style-name="ce85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m3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/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4" office:value-type="string" calcext:value-type="string" table:number-columns-spanned="1" table:number-rows-spanned="2">
            <text:p>m2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7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6"/>
          <table:covered-table-cell table:style-name="ce84"/>
          <table:table-cell office:value-type="string" calcext:value-type="string">
            <text:p>m4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/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7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6"/>
          <table:covered-table-cell table:style-name="ce84"/>
          <table:table-cell office:value-type="string" calcext:value-type="string">
            <text:p>m5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7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6"/>
          <table:table-cell table:style-name="ce86" office:value-type="string" calcext:value-type="string" table:number-columns-spanned="1" table:number-rows-spanned="3">
            <text:p>m2</text:p>
          </table:table-cell>
          <table:table-cell office:value-type="string" calcext:value-type="string">
            <text:p>m6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7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6"/>
          <table:covered-table-cell table:style-name="ce84"/>
          <table:table-cell office:value-type="string" calcext:value-type="string">
            <text:p>m7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/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5" office:value-type="string" calcext:value-type="string" table:number-columns-spanned="1" table:number-rows-spanned="2">
            <text:p>m3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7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6"/>
          <table:covered-table-cell table:style-name="ce84"/>
          <table:table-cell office:value-type="string" calcext:value-type="string">
            <text:p>m8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/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7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number-columns-repeated="50"/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5" office:value-type="string" calcext:value-type="string" table:number-columns-spanned="1" table:number-rows-spanned="2">
            <text:p>m4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number-columns-repeated="50"/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50"/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5" office:value-type="string" calcext:value-type="string" table:number-columns-spanned="1" table:number-rows-spanned="2">
            <text:p>m5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9" office:value-type="float" office:value="8" calcext:value-type="float">
            <text:p>8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31"/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h1</text:p>
          </table:table-cell>
          <table:table-cell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3" table:style-name="ce79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 table:number-columns-repeated="34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h2</text:p>
          </table:table-cell>
          <table:table-cell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3" table:style-name="ce79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table:number-columns-repeated="34"/>
          <table:table-cell table:style-name="ce69" office:value-type="float" office:value="18" calcext:value-type="float">
            <text:p>18</text:p>
          </table:table-cell>
          <table:table-cell table:number-columns-repeated="2" table:style-name="ce70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h3</text:p>
          </table:table-cell>
          <table:table-cell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number-columns-repeated="2" table:style-name="ce80" office:value-type="float" office:value="39" calcext:value-type="float">
            <text:p>39</text:p>
          </table:table-cell>
          <table:table-cell table:number-columns-repeated="31"/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6" office:value-type="string" calcext:value-type="string" table:number-columns-spanned="1" table:number-rows-spanned="2">
            <text:p>m6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7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33"/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number-columns-repeated="7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69" office:value-type="float" office:value="28" calcext:value-type="float">
            <text:p>28</text:p>
          </table:table-cell>
          <table:table-cell table:number-columns-repeated="2" table:style-name="ce70" office:value-type="float" office:value="29" calcext:value-type="float">
            <text:p>29</text:p>
          </table:table-cell>
          <table:table-cell table:number-columns-repeated="7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number-columns-repeated="3" table:style-name="ce70" office:value-type="float" office:value="9" calcext:value-type="float">
            <text:p>9</text:p>
          </table:table-cell>
          <table:table-cell table:number-columns-repeated="7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33"/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6" office:value-type="string" calcext:value-type="string" table:number-columns-spanned="1" table:number-rows-spanned="2">
            <text:p>m7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number-columns-repeated="2" table:style-name="ce70" office:value-type="float" office:value="9" calcext:value-type="float">
            <text:p>9</text:p>
          </table:table-cell>
          <table:table-cell office:value-type="string" calcext:value-type="string">
            <text:p>repl</text:p>
          </table:table-cell>
          <table:table-cell table:number-columns-repeated="7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33"/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style-name="ce70" office:value-type="float" office:value="9" calcext:value-type="float">
            <text:p>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7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0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50"/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6" office:value-type="string" calcext:value-type="string" table:number-columns-spanned="1" table:number-rows-spanned="2">
            <text:p>m8</text:p>
          </table:table-cell>
          <table:table-cell table:number-columns-repeated="924"/>
        </table:table-row>
        <table:table-row table:style-name="ro1">
          <table:table-cell table:number-columns-repeated="34"/>
          <table:table-cell table:style-name="ce70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50"/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34"/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0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0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8" calcext:value-type="float">
            <text:p>18</text:p>
          </table:table-cell>
          <table:table-cell table:number-columns-repeated="2"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8" calcext:value-type="float">
            <text:p>28</text:p>
          </table:table-cell>
          <table:table-cell table:number-columns-repeated="2"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style-name="ce80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3"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9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3"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9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39" calcext:value-type="float">
            <text:p>39</text:p>
          </table:table-cell>
          <table:table-cell table:number-columns-repeated="2" table:style-name="ce80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80" office:value-type="float" office:value="39" calcext:value-type="float">
            <text:p>3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80" office:value-type="float" office:value="39" calcext:value-type="float">
            <text:p>3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0/00/0000</text:date>, <text:time style:data-style-name="N2" text:time-value="11:40:07.651540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0:54:21.820139439</meta:creation-date>
    <dc:date>2022-07-06T14:43:26.745690438</dc:date>
    <meta:editing-duration>PT19H31M58S</meta:editing-duration>
    <meta:editing-cycles>23</meta:editing-cycles>
    <meta:generator>LibreOffice/5.3.6.1$Linux_X86_64 LibreOffice_project/30$Build-1</meta:generator>
    <meta:document-statistic meta:table-count="3" meta:cell-count="12535" meta:object-count="0"/>
  </office:meta>
</office:document-meta>
</file>